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paragraph-properties fo:margin-left="0in" fo:margin-right="0in" fo:text-indent="0in" style:auto-text-indent="false"/>
    </style:style>
    <style:style style:name="P3" style:family="paragraph" style:parent-style-name="Standard" style:list-style-name="L1">
      <style:paragraph-properties fo:margin-left="0.4925in" fo:margin-right="0in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a9c3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57680227407734616" text:style-name="L1">
        <text:list-header>
          <text:p text:style-name="P1">FUNCIONS</text:p>
        </text:list-header>
        <text:list-item>
          <text:p text:style-name="P1">- Crea una funció anomenada quadrat que calculi el quadrat d'un número. </text:p>
          <text:p text:style-name="P1">Invoca a sota la funció amb els valors 2, 5 i 6 i escriu el resultat per pantalla </text:p>
          <text:p text:style-name="P1"/>
        </text:list-item>
        <text:list-item>
          <text:p text:style-name="P1">- Fes una funció que et digui si una cadena és un nombre enter o no, i una altra que digui si és o no real.</text:p>
          <text:p text:style-name="P1"/>
        </text:list-item>
        <text:list-item>
          <text:p text:style-name="P1">- Crea una funció anomenada suma que em sumi 2 variables. </text:p>
          <text:p text:style-name="P1">Invoca a sota la funció amb els valors (2,2) , (3,6) , (1,2) </text:p>
          <text:p text:style-name="P1"/>
        </text:list-item>
        <text:list-item>
          <text:p text:style-name="P1">- Fes una funció que donada una cadena binària calculi el seu valor decimal. Utilitza-la per fer un programa que donada una IP en forma binària la transformi a notació decimal.</text:p>
          <text:p text:style-name="P1"/>
        </text:list-item>
        <text:list-item>
          <text:p text:style-name="P1">- Crea un fitxer anomenat funcionsVaries.py i crea dins seu les següents funcions amb el seu docstring corresponent. </text:p>
          <text:p text:style-name="P1">Nota : Docstring és per documentar les funcions que aneu fent que després podeu consultar amb la comanda help. </text:p>
          <text:p text:style-name="P1">a) Crea una funció que retorni el quadrat d'un nombre</text:p>
          <text:p text:style-name="P1">b) Crea una funció que digui si una persona és major d'edat o no</text:p>
          <text:p text:style-name="P1">c) Crea una funció que em digui si un número és primer</text:p>
          <text:p text:style-name="P1">d) Crea una funció que em passi de segons a hh:mm:ss </text:p>
          <text:p text:style-name="P1">e) Crea una funció que rebi un DNI i em retorni la lletra del NIF </text:p>
          <text:p text:style-name="P1">d) Crea una funció que em validi un NIF ( o sigui que em digui si és vàlid o no) </text:p>
          <text:p text:style-name="P1"/>
        </text:list-item>
        <text:list-item>
          <text:p text:style-name="P1">- Fes un programa que mostri els n primers primers utilitzant funcions.</text:p>
          <text:p text:style-name="P1"/>
        </text:list-item>
        <text:list-item>
          <text:p text:style-name="P1">- Fes el programa de<text:span text:style-name="T2">ls nombres perfectes amb funcions: es tracta d'introduïr un nombre n i trobar els primers n nombres perfectes. Un nombre és perfecte si la suma dels seus divisors excepte ell mateix és el mateix nombre.</text:span></text:p>
        </text:list-item>
      </text:list>
      <text:p text:style-name="Standard"/>
      <text:list xml:id="list133955615232779" text:continue-numbering="true" text:style-name="L1">
        <text:list-item>
          <text:p text:style-name="P1">- Crea un fitxer de funcions per validar paràmetres tipus cadena de text: </text:p>
          <text:p text:style-name="P1">a) Crea una funció que validi un número sencer </text:p>
          <text:p text:style-name="P1">b) Crea una funció que validi un número real </text:p>
          <text:p text:style-name="P1">c) Crea una funció que validi una data amb el format (dd/mm/yyyy)</text:p>
          <text:p text:style-name="P1">d) Crea una funcio que donada una data amb el format <text:s/>(dd/mm/yyyy) retorni el dia, una altra que retorni el mes i una altra l'any.</text:p>
          <text:p text:style-name="P1"/>
        </text:list-item>
        <text:list-item>
          <text:p text:style-name="P2">- Crea una funció que donada una cadena la retorni comprimida, utilitzant l'algoritme de compressió de l'examen de l'any passat (és l'enunciat de l'examen 5 que teniu a la carpeta examensAnteriors) .</text:p>
        </text:list-item>
      </text:list>
      <text:p text:style-name="Standard"/>
      <text:p text:style-name="Standard"><text:tab/><text:span text:style-name="T1">MÒDUL DE FUNCIONS</text:span></text:p>
      <text:list xml:id="list133956110650813" text:continue-numbering="true" text:style-name="L1">
        <text:list-item>
          <text:p text:style-name="P1">- Fes un mòdul de funcions amb dates anomenat dates.py on inclouràs les funcions per fer els següents programes. En aquest mòdul treballarem amb les dates com un string amb format <text:s/>dd/mm/yyyy</text:p>
          <text:p text:style-name="P1">(Ara que tens creades les funcions anem a utilitzar-les per fer diferents operacions desde un altre fitxer. NOTA: Recorda que quan treballes amb el mateix fitxer de funcions no cal fer l'import, i si treballes des d'un altre fitxer necessites fer el import i posar el nom del fitxer per invocar funcions d'aquell fitxer ).</text:p>
        </text:list-item>
        <text:list-item>
          <text:p text:style-name="P3">Un programa que digui quants dies té un any </text:p>
        </text:list-item>
        <text:list-item>
          <text:p text:style-name="P3">Un programa que digui quants dies té un mes d'un any </text:p>
        </text:list-item>
        <text:list-item>
          <text:p text:style-name="P3">Un programa que donat una data en forma dd/mm/yyy calculi el dia següent (en el <text:soft-page-break/>mateix format)</text:p>
        </text:list-item>
        <text:list-item>
          <text:p text:style-name="P3">Un programa que digui quants dies falten pel teu aniversari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2$Linux_X86_64 LibreOffice_project/420$Build-2</meta:generator>
    <meta:initial-creator>acots</meta:initial-creator>
    <meta:creation-date>2010-01-29T12:47:11</meta:creation-date>
    <dc:creator>acots </dc:creator>
    <dc:date>2015-01-28T13:39:54.478230530</dc:date>
    <meta:editing-cycles>19</meta:editing-cycles>
    <meta:editing-duration>PT3H31M23S</meta:editing-duration>
    <meta:document-statistic meta:table-count="0" meta:image-count="0" meta:object-count="0" meta:page-count="2" meta:paragraph-count="30" meta:word-count="533" meta:character-count="2831" meta:non-whitespace-character-count="2324"/>
    <meta:user-defined meta:name="Info 1"/>
    <meta:user-defined meta:name="Info 2"/>
    <meta:user-defined meta:name="Info 3"/>
    <meta:user-defined meta:name="Info 4"/>
  </office:meta>
</office:document-meta>
</file>